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4292e" style:font-name="apple-system1" fo:font-size="12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222222" style:font-name="apple-system1" fo:font-size="12pt" fo:letter-spacing="normal" fo:font-style="normal" fo:font-weight="normal" officeooo:rsid="0015f171" officeooo:paragraph-rsid="0015f171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pple-system1" fo:font-size="12pt" fo:letter-spacing="normal" fo:font-style="normal" fo:font-weight="normal"/>
    </style:style>
    <style:style style:name="P4" style:family="paragraph" style:parent-style-name="Standard" style:list-style-name="L2">
      <style:paragraph-properties fo:orphans="2" fo:widows="2"/>
      <style:text-properties fo:font-variant="normal" fo:text-transform="none" fo:color="#222222" style:font-name="apple-system1" fo:font-size="12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222222" style:font-name="apple-system1" fo:font-size="12pt" fo:letter-spacing="normal" fo:font-style="normal" style:text-underline-style="solid" style:text-underline-width="auto" style:text-underline-color="font-color" fo:font-weight="normal" officeooo:rsid="0015f171" officeooo:paragraph-rsid="0015f171"/>
    </style:style>
    <style:style style:name="P6" style:family="paragraph" style:parent-style-name="Standard">
      <style:text-properties style:font-name="apple-system1"/>
    </style:style>
    <style:style style:name="P7" style:family="paragraph" style:parent-style-name="Standard">
      <style:text-properties fo:font-weight="bold" officeooo:rsid="0015f171" officeooo:paragraph-rsid="0015f171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fo:font-weight="normal" officeooo:paragraph-rsid="0015f171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style:text-underline-style="solid" style:text-underline-width="auto" style:text-underline-color="font-color" fo:font-weight="normal" officeooo:rsid="0015f171" officeooo:paragraph-rsid="0015f171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style:text-underline-style="solid" style:text-underline-width="auto" style:text-underline-color="font-color" fo:font-weight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style:text-underline-style="solid" style:text-underline-width="auto" style:text-underline-color="font-color" fo:font-weight="normal" officeooo:paragraph-rsid="0015f171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1" fo:font-size="12pt" fo:letter-spacing="normal" fo:font-style="normal" fo:font-weight="normal"/>
    </style:style>
    <style:style style:name="T1" style:family="text">
      <style:text-properties officeooo:rsid="0015f171"/>
    </style:style>
    <style:style style:name="T2" style:family="text">
      <style:text-properties fo:color="#24292e"/>
    </style:style>
    <style:style style:name="T3" style:family="text">
      <style:text-properties fo:color="#24292e" officeooo:rsid="0015f171"/>
    </style:style>
    <style:style style:name="T4" style:family="text">
      <style:text-properties style:font-name="apple-system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5f17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Historias de Usuario_ Criterios de Aceptación_ Definición de hecho</text:span></text:p>
      <text:p text:style-name="P2"/>
      <text:p text:style-name="P2"/>
      <text:p text:style-name="P5">Historia de usuario (1)</text:p>
      <text:p text:style-name="P2"/>
      <text:p text:style-name="P14">"Como" usuario de la App Pokédex Kanto;</text:p>
      <text:p text:style-name="P14">"Quiero" poder <text:span text:style-name="T1">filtrar</text:span> los pokemones por tipo y recibir sus <text:span text:style-name="T1">imágenes</text:span>, número el/los tipos.</text:p>
      <text:p text:style-name="P8"><text:span text:style-name="T2">"Para" saber qué pokemones son del mismo tipo.</text:span></text:p>
      <text:p text:style-name="P8"/>
      <text:p text:style-name="P11">Criterios de Aceptación:</text:p>
      <text:p text:style-name="P12"/>
      <text:list xml:id="list175388975" text:style-name="L1">
        <text:list-item>
          <text:p text:style-name="P10">debe investigarse a cerca de <text:span text:style-name="T1">función</text:span> filtro en la <text:span text:style-name="T1">documentación</text:span> de <text:tab/><text:span text:style-name="T1">JavaScript</text:span></text:p>
        </text:list-item>
        <text:list-item>
          <text:p text:style-name="P10">debe poder aplicarse el filtro y al menos poder filtrar un tipo</text:p>
        </text:list-item>
        <text:list-item>
          <text:p text:style-name="P10">debe poder aplicarse el filtro a todos lo tipos</text:p>
        </text:list-item>
        <text:list-item>
          <text:p text:style-name="P10">debe investigarse a cerca de cómo hacer una tarjeta</text:p>
        </text:list-item>
        <text:list-item>
          <text:p text:style-name="P10">debe crearse una tarjeta tipo</text:p>
        </text:list-item>
        <text:list-item>
          <text:p text:style-name="P10">definir cuantas tarjetas se mostraran por <text:span text:style-name="T1">interacción</text:span></text:p>
        </text:list-item>
        <text:list-item>
          <text:p text:style-name="P10">debe poder incluir en la tarjeta imagen tipo nombre y numero del pokemon</text:p>
        </text:list-item>
        <text:list-item>
          <text:p text:style-name="P10">debe crearse la tarjeta con los datos necesarios en el html y poder verla en <text:tab/>la web</text:p>
        </text:list-item>
        <text:list-item>
          <text:p text:style-name="P10">debe investigarse cómo replicar la tarjeta para poder hacerlo con los 151 <text:tab/>pokemones</text:p>
        </text:list-item>
        <text:list-item>
          <text:p text:style-name="P10">debe aplicarse un foreach para poder recorrer la data y mostrar las tarjetas <text:tab/>esperadas</text:p>
        </text:list-item>
      </text:list>
      <text:p text:style-name="P8"/>
      <text:p text:style-name="P12">Definición de hecho: El usuario podrá filtrar por tipo.</text:p>
      <text:p text:style-name="P8"/>
      <text:p text:style-name="P9"/>
      <text:p text:style-name="P13">Historia de usuario<text:span text:style-name="T1">(2):</text:span></text:p>
      <text:p text:style-name="P8"/>
      <text:p text:style-name="P1">"Como" usuario de la App Pokédex Kanto;</text:p>
      <text:p text:style-name="P3"><text:span text:style-name="T2">"Quiero" poder organizar los pokemones de A-Z o al </text:span><text:span text:style-name="T3">revés.</text:span></text:p>
      <text:p text:style-name="P3"><text:span text:style-name="T2">"Para" conocer su orden alfabético </text:span><text:span text:style-name="T3">según</text:span><text:span text:style-name="T2"> su nombre.</text:span></text:p>
      <text:p text:style-name="P8"/>
      <text:p text:style-name="P11">Criterios de Aceptación:</text:p>
      <text:p text:style-name="P8"/>
      <text:list xml:id="list2961389504" text:style-name="L2">
        <text:list-item>
          <text:p text:style-name="P4">debe investigarse sortdata</text:p>
        </text:list-item>
        <text:list-item>
          <text:p text:style-name="P4">deben aplicarse sor<text:span text:style-name="T1">t</text:span>data y obtener como resultado el pokemon con id el orden de ascendente a-z.</text:p>
        </text:list-item>
        <text:list-item>
          <text:p text:style-name="P4">deben aplicarse sordata y obtener como resultado el orden de descendente z-a</text:p>
        </text:list-item>
        <text:list-item>
          <text:p text:style-name="P4">debe aplicarse un foreach para poder recorrer la data y mostrar las tarjetas esperadas según ordenamiento seleccionado.</text:p>
        </text:list-item>
        <text:list-item>
          <text:p text:style-name="P4"/>
        </text:list-item>
      </text:list>
      <text:p text:style-name="P12"><text:span text:style-name="T1">Definición</text:span> de hecho: el usuario podrá ordenar de la a-z de la z-a.</text:p>
      <text:p text:style-name="P12"/>
      <text:p text:style-name="P12"><text:soft-page-break/></text:p>
      <text:p text:style-name="P8"/>
      <text:p text:style-name="P8"/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1:32:24.230513503</meta:creation-date>
    <dc:date>2019-01-21T01:40:06.340315125</dc:date>
    <meta:editing-duration>PT7M42S</meta:editing-duration>
    <meta:editing-cycles>1</meta:editing-cycles>
    <meta:document-statistic meta:table-count="0" meta:image-count="0" meta:object-count="0" meta:page-count="2" meta:paragraph-count="29" meta:word-count="272" meta:character-count="1583" meta:non-whitespace-character-count="1348"/>
    <meta:generator>LibreOffice/6.1.2.1$Linux_X86_64 LibreOffice_project/10$Build-1</meta:generator>
  </office:meta>
</office:document-meta>
</file>